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2.2451in"/>
    </style:style>
    <style:style style:name="Table1.B" style:family="table-column">
      <style:table-column-properties style:column-width="2.4389in"/>
    </style:style>
    <style:style style:name="Table1.C" style:family="table-column">
      <style:table-column-properties style:column-width="2.009in"/>
    </style:style>
    <style:style style:name="Table1.1" style:family="table-row">
      <style:table-row-properties style:min-row-height="1.6222in" fo:keep-together="auto"/>
    </style:style>
    <style:style style:name="Table1.A1" style:family="table-cell">
      <style:table-cell-properties fo:padding="0.0382in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margin-top="0in" fo:margin-bottom="0in" loext:contextual-spacing="false" fo:line-height="100%" fo:text-align="start" style:justify-single-word="false"/>
    </style:style>
    <style:style style:name="P5" style:family="paragraph" style:parent-style-name="Text_20_body">
      <style:paragraph-properties fo:margin-top="0in" fo:margin-bottom="0in" loext:contextual-spacing="false" fo:line-height="115%"/>
    </style:style>
    <style:style style:name="P6" style:family="paragraph" style:parent-style-name="Heading_20_2">
      <style:paragraph-properties fo:line-height="100%"/>
    </style:style>
    <style:style style:name="P7" style:family="paragraph" style:parent-style-name="Heading_20_2">
      <style:paragraph-properties fo:line-height="115%"/>
    </style:style>
    <style:style style:name="P8" style:family="paragraph" style:parent-style-name="Heading_20_2">
      <style:paragraph-properties fo:margin-top="0.1201in" fo:margin-bottom="0.0799in" loext:contextual-spacing="false" fo:line-height="100%"/>
    </style:style>
    <style:style style:name="P9" style:family="paragraph" style:parent-style-name="Heading_20_2">
      <style:paragraph-properties fo:margin-top="0.1181in" fo:margin-bottom="0.0075in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0" style:family="paragraph" style:parent-style-name="Heading_20_2">
      <style:paragraph-properties fo:margin-top="0.1181in" fo:margin-bottom="0.0075in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1" style:family="paragraph" style:parent-style-name="Heading_20_2">
      <style:paragraph-properties fo:margin-top="0in" fo:margin-bottom="0in" loext:contextual-spacing="true" fo:line-height="100%"/>
      <style:text-properties fo:font-weight="normal" style:font-weight-asian="normal"/>
    </style:style>
    <style:style style:name="P12" style:family="paragraph" style:parent-style-name="Heading_20_1">
      <style:paragraph-properties fo:line-height="100%"/>
    </style:style>
    <style:style style:name="P13" style:family="paragraph" style:parent-style-name="Snippet">
      <style:paragraph-properties fo:margin-left="0.3in" fo:margin-right="0.3in" fo:line-height="115%" fo:text-indent="0in" style:auto-text-indent="false" fo:padding="0in" fo:border="none"/>
    </style:style>
    <style:style style:name="P14" style:family="paragraph" style:parent-style-name="Tiny">
      <style:paragraph-properties fo:line-height="100%"/>
    </style:style>
    <style:style style:name="P15" style:family="paragraph" style:parent-style-name="Text_20_body">
      <style:paragraph-properties fo:line-height="115%">
        <style:tab-stops/>
      </style:paragraph-properties>
      <style:text-properties fo:font-weight="bold" style:font-weight-asian="bold"/>
    </style:style>
    <style:style style:name="P16" style:family="paragraph" style:parent-style-name="Text_20_body">
      <style:paragraph-properties fo:line-height="115%" fo:text-align="start" style:justify-single-word="false">
        <style:tab-stops/>
      </style:paragraph-properties>
      <style:text-properties fo:font-weight="bold" style:font-weight-asian="bold"/>
    </style:style>
    <style:style style:name="P17" style:family="paragraph" style:parent-style-name="Text_20_body" style:list-style-name="WWNum1">
      <style:paragraph-properties fo:margin-left="0.1in" fo:margin-right="0in" fo:margin-top="0in" fo:margin-bottom="0.0402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18" style:family="paragraph" style:parent-style-name="Text_20_body" style:list-style-name="WWNum3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</style:style>
    <style:style style:name="P19" style:family="paragraph" style:parent-style-name="Text_20_body" style:list-style-name="WWNum2">
      <style:paragraph-properties fo:margin-left="0.1in" fo:margin-right="0in" fo:margin-top="0in" fo:margin-bottom="0in" loext:contextual-spacing="true" fo:line-height="115%" fo:text-align="start" style:justify-single-word="false" fo:text-indent="-0.1in" style:auto-text-indent="false">
        <style:tab-stops/>
      </style:paragraph-properties>
      <style:text-properties fo:font-style="italic" style:font-style-asian="italic"/>
    </style:style>
    <style:style style:name="P20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variant="normal" fo:text-transform="none" fo:letter-spacing="normal" fo:font-style="italic" fo:font-weight="normal" style:font-style-asian="italic" style:font-weight-asian="normal" style:font-style-complex="italic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normal" style:font-style-asian="italic" style:font-weight-asian="normal"/>
    </style:style>
    <style:style style:name="T9" style:family="text">
      <style:text-properties fo:color="#337ab7" style:text-line-through-style="none" style:text-line-through-type="none" style:text-underline-style="none" style:text-blinking="false"/>
    </style:style>
    <style:style style:name="T10" style:family="text">
      <style:text-properties fo:font-style="normal" style:font-style-asian="normal"/>
    </style:style>
    <style:style style:name="T11" style:family="text">
      <style:text-properties officeooo:rsid="00016e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Oliver Diamond</text:p>
      <text:p text:style-name="P14">diamond.oliver@gmail.com | 07846 394 258</text:p>
      <text:p text:style-name="P2">I am a full-stack developer with many years programming experience across many languages and technologies. <text:span text:style-name="T2">Recently I have been developing FX services for HSBC’s commercial corporate payments application (JS, Clojure, Java).</text:span></text:p>
      <text:p text:style-name="P2">I’m passionate about: ES6, Lisps &amp; functional programming; Linux architecture; and approaches that emphasise devops, fast delivery, clean code, &amp; developer anarchy.</text:p>
      <text:p text:style-name="P4"/>
      <text:p text:style-name="P12">Background</text:p>
      <text:p text:style-name="P3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</text:span><text:span text:style-name="T2">). I have worked in politics, film production, TV &amp; theatre development, and finance. </text:span><text:span text:style-name="T3">I pushed and built tech solutions in all of these industries</text:span><text:span text:style-name="T2"> from simple web apps (</text:span><text:span text:style-name="T5">Node,</text:span><text:span text:style-name="T4"> Python, Ruby</text:span><text:span text:style-name="T2">), to finance analysis apps (</text:span><text:span text:style-name="T4">Java</text:span><text:span text:style-name="T2">). I trained myself at a top dev bootcamp, </text:span><text:span text:style-name="T3">focussing on professional full-stack skills and modern methodologies</text:span><text:span text:style-name="T2">.</text:span></text:p>
      <text:p text:style-name="P3"><text:span text:style-name="T2">Recently at HSBC, our small team brought modern disciplines to a heavily regulated corporate environment. We demonstrated the benefits of </text:span><text:span text:style-name="T3">devops, agile, continuous delivery, microservice architectures, constant retrospection and developer freedom</text:span><text:span text:style-name="T2">, whilst always focussing on releasing value to clients.</text:span></text:p>
      <text:p text:style-name="P5"/>
      <text:p text:style-name="P12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rogramming:</text:p>
            <text:list xml:id="list3409803412" text:style-name="WWNum1">
              <text:list-item>
                <text:p text:style-name="P17">JavaScript (ES6, Node, Express, Dojo, JQuery, RxJS, Selenium) 6+ yrs</text:p>
              </text:list-item>
              <text:list-item>
                <text:p text:style-name="P17">Clojure (Compojure) 1+ yrs</text:p>
              </text:list-item>
              <text:list-item>
                <text:p text:style-name="P17">Java (Android, Spring) 2+ yrs</text:p>
              </text:list-item>
              <text:list-item>
                <text:p text:style-name="P17">Ruby (Rails) 1yr</text:p>
              </text:list-item>
              <text:list-item>
                <text:p text:style-name="P17">C++ 3+ yrs</text:p>
              </text:list-item>
              <text:list-item>
                <text:p text:style-name="P17">Python</text:p>
              </text:list-item>
              <text:list-item>
                <text:p text:style-name="P17">HTML, HTML5, CSS, LESS</text:p>
              </text:list-item>
              <text:list-item>
                <text:p text:style-name="P17">DB (MySQL PostgreSQL, Mongo)</text:p>
              </text:list-item>
            </text:list>
          </table:table-cell>
          <table:table-cell table:style-name="Table1.A1" office:value-type="string">
            <text:p text:style-name="P16">Delivery/Ops:</text:p>
            <text:list xml:id="list3411016442" text:style-name="WWNum2">
              <text:list-item>
                <text:p text:style-name="P19">Continuous Delivery (Jenkins, TeamCity, Heroku)</text:p>
              </text:list-item>
              <text:list-item>
                <text:p text:style-name="P19">Version control: Git, RTC</text:p>
              </text:list-item>
              <text:list-item>
                <text:p text:style-name="P19">Linux (Redhat, Debian, Ubuntu)</text:p>
              </text:list-item>
              <text:list-item>
                <text:p text:style-name="P19">Bash</text:p>
              </text:list-item>
              <text:list-item>
                <text:p text:style-name="P19">Networking (DNS, TCP/IP, HTTPS)</text:p>
              </text:list-item>
              <text:list-item>
                <text:p text:style-name="P19">Eclipse, IntelliJ, Android Studio (though I prefer a text editor where possible)</text:p>
              </text:list-item>
            </text:list>
          </table:table-cell>
          <table:table-cell table:style-name="Table1.A1" office:value-type="string">
            <text:p text:style-name="P16">Methodologies:</text:p>
            <text:list xml:id="list3182932160" text:style-name="WWNum3">
              <text:list-item>
                <text:p text:style-name="P18">Devops (Fast release cycles)</text:p>
              </text:list-item>
              <text:list-item>
                <text:p text:style-name="P18">Agile (lots of retrospecting)</text:p>
              </text:list-item>
              <text:list-item>
                <text:p text:style-name="P18">Test Driven Development</text:p>
              </text:list-item>
              <text:list-item>
                <text:p text:style-name="P18">Behaviour Driven Development</text:p>
              </text:list-item>
              <text:list-item>
                <text:p text:style-name="P18">Pairing</text:p>
              </text:list-item>
              <text:list-item>
                <text:p text:style-name="P18">Microservices Architectures</text:p>
              </text:list-item>
              <text:list-item>
                <text:p text:style-name="P18">MVC Architectures</text:p>
              </text:list-item>
            </text:list>
          </table:table-cell>
        </table:table-row>
      </table:table>
      <text:p text:style-name="P8">Other Expertise</text:p>
      <text:p text:style-name="P3"><text:span text:style-name="T6">Government: </text:span>I have 8 years experience across Government, public policy, and the digital &amp; creative industries. I continue to support a political network for those sector.</text:p>
      <text:p text:style-name="P3"><text:span text:style-name="T6">Finance: </text:span>Aside from my work in HSBC’s FX department, I have also worked in a credit trading hedge fund, a Chinese event-driven brokerage, and a corporate finance boutique (<text:bookmark-start text:name="__DdeLink__278_3723179229"/>analysing<text:bookmark-end text:name="__DdeLink__278_3723179229"/> media and tech opportunities).</text:p>
      <text:p text:style-name="P3"><text:span text:style-name="T6">Communications: </text:span>I have worked on public policy campaigns, political communications, and film &amp; theatre marketing.</text:p>
      <text:p text:style-name="P5"/>
      <text:p text:style-name="P12">Work History</text:p>
      <text:p text:style-name="P7">HSBC GFX (Dec 2017 – Sept 2017) | <text:span text:style-name="T8">DIGITAL TRANSFORMATION SOFTWARE DEVELOPER</text:span></text:p>
      <text:p text:style-name="P3">We delivered a suite of microservices in Clojure and ES6 and interfacing them with a legacy Java6 / dojo.js monolith.</text:p>
      <text:p text:style-name="P3">Our team of 6 worked from within the modernising agile-embracing GFX department of the investment bank, but worked to bring their products into HSBCnet, one of the world’s most used commercial payment applications.</text:p>
      <text:p text:style-name="P3">I worked in a mordern coding environment: devops, daily release cycles, developer anarchy, microservices, test-driven development and client behaviour driven development, with an ability to write code and have it in production in the same day. However I simultaneously worked on the HSBCnet application, being developed on a quarterly release cycle, with manual testing, and old SDLCs.</text:p>
      <text:p text:style-name="P7">Makers Consultants (Dec 2015 – Present) <text:span text:style-name="T1">| </text:span><text:span text:style-name="T8">SOFTWARE ENGINEERING CONSULTANT</text:span></text:p>
      <text:p text:style-name="P3">I was involved from the beginning in Makers Academy’s Consultancy arm. I have remit to work on Makers’ education-based platform when not with a corporate partners (HSBC, Tek Systems, &amp; Allegis Group).</text:p>
      <text:p text:style-name="P7">Bob &amp; Co (Nov 2014 – May 2016)<text:span text:style-name="T1"> | </text:span><text:span text:style-name="T8">HEAD OF DIGITAL AND COMMUNICATIONS</text:span></text:p>
      <text:p text:style-name="P3">A small media (film, TV, theatre) developer, and financier. I ran the technological, research &amp; communication efforts. I also built (and maintained) the company website, and other applications (Java &amp; JS) for their partners &amp; subsidiaries.</text:p>
      <text:p text:style-name="P3">I later became Acting Director of Operations during a staff maternity leave, tasked with extensive audit and efficiency <text:soft-page-break/>efforts in the IT, telecoms, and other office admin budgets.</text:p>
      <text:p text:style-name="P7">SUMS Film &amp; Media (Aug 2015 – Dec 2015) <text:span text:style-name="T1">| </text:span><text:span text:style-name="T8">DIGITAL &amp; TECHNOLOGY CONSULTANT</text:span></text:p>
      <text:p text:style-name="P3">An independent film producer. I advised the chief executive on their projects’ digital strategies (see <text:a xlink:type="simple" xlink:href="http://www.imdb.com/name/nm5829457/" text:style-name="Internet_20_link" text:visited-style-name="Visited_20_Internet_20_Link"><text:span text:style-name="T9">IMDB</text:span></text:a>). I worked on various applications, including marketing websites (PHP &amp; HTML5).</text:p>
      <text:p text:style-name="P7">Office of the Digital &amp; Cultural Minister (Nov 2008 – Nov 2014) <text:span text:style-name="T1">| </text:span><text:span text:style-name="T8">SENIOR PARLIAMENTARY ADVISOR</text:span></text:p>
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<text:p text:style-name="P3">Aside from working on digital &amp; media policy, I was given a wide remit and free-reign within the office, so I often used programmed office solutions, developing wordpress applications (<text:span text:style-name="T7">PHP</text:span>) for websites and databasing, and MS access applications for automating emails and training.</text:p>
      <text:p text:style-name="P7">North Square Blue Oak (Jan 2014 – Mar 2014)<text:span text:style-name="T1"> | </text:span><text:span text:style-name="T8">SABBATICAL ANALYST</text:span></text:p>
      <text:p text:style-name="P3">A brokerage and corporate finance boutique, assessing new corporate finance opportunities in the digital sectors. The company drew heavily on my technological expertise in assessing potential investments.</text:p>
      <text:p text:style-name="P7">CQS Asset Management (Feb 2013 – Mar 2013)<text:span text:style-name="T1"> | </text:span><text:span text:style-name="T8">MARGINS DEPT ANALYST &amp; DEVELOPMENT INTERN</text:span></text:p>
      <text:p text:style-name="P3">A $13bn credit hedge fund: in liability management analysis with collateral specialists (creating an app to <text:s/>assess marginal risks); and also with the strategic IT team, developing an (credit price monitor) application (<text:span text:style-name="T7">C#</text:span>).</text:p>
      <text:p text:style-name="P5"/>
      <text:p text:style-name="P12">Education</text:p>
      <text:p text:style-name="P7">Makers Academy (May 2016 – Aug 2016)</text:p>
      <text:p text:style-name="P3">Makers Academy afforded me the opportunity to learn professional best practices, surrounded by some truly great programmers. I developed my curiosity and hungry passion for code, with focus on becoming an independent learner and problem-solver. They offer a firm grounding in the principles of software craftsmanship: OOP, TDD, SOLID, BDD.</text:p>
      <text:p text:style-name="P9"><text:span text:style-name="Strong_20_Emphasis">Physics 2:1 (BSc &amp; ARCS): Imperial College London (Oct 2005 </text:span><text:span text:style-name="Strong_20_Emphasis"><text:span text:style-name="T11">-</text:span></text:span><text:span text:style-name="Strong_20_Emphasis"> July 2008)</text:span></text:p>
      <text:p text:style-name="P3">I focussed on computational simulations, astrophysics, plasma physics, and the practicalities of nuclear fusion energy as a future energy source. </text:p>
      <text:p text:style-name="P13"><text:span text:style-name="T6">Final Year Degree Project</text:span> <text:span text:style-name="T10">(</text:span>C++<text:span text:style-name="T10">)</text:span></text:p>
      <text:p text:style-name="P13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<text:p text:style-name="P5"/>
      <text:p text:style-name="P12"><text:bookmark text:name="interests"/>Interests</text:p>
      <text:p text:style-name="P6">CACIN – The Political Creative Industries Network (2008 – 2017)<text:span text:style-name="T1"> | </text:span><text:span text:style-name="Emphasis"><text:span text:style-name="T1">DIRECTOR</text:span></text:span></text:p>
      <text:p text:style-name="P1">I developed and maintained relationships with many key players in the tech &amp; creative sectors, and ran regular panels and drinks receptions across the UK, centering on issues from the digital single market to diversity in the media.</text:p>
      <text:p text:style-name="P10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<text:p text:style-name="P1">Taught basic computer, smartphone and other technology use to struggling members of the Lambeth community (many of whom did not have English as a first language). Runners-up for the CILIP Libraries Change Lives Award 2012.</text:p>
      <text:p text:style-name="P11"/>
      <text:p text:style-name="P6">Other:</text:p>
      <text:p text:style-name="P11"/>
      <text:p text:style-name="P1"><text:span text:style-name="T6">Tech Tinkering</text:span><text:span text:style-name="T1"> – I’m a Linux user at home (Fedora, Debian, Ubuntu, Mint). I have a home-made NAS made with a Raspberry Pi, and a homemade server – also running on Raspbian. I code small apps (usually in ES6 now) and run them from that server.</text:span></text:p>
      <text:p text:style-name="P1"><text:span text:style-name="T6">Music</text:span> - I have an extensively musical education. I received the music scholarship to my secondary school. I sang in a Christ Church Cathedral Choir Oxford, and played the Saxophone, Violin, Piano, and guitar.</text:p>
      <text:p text:style-name="P1"><text:span text:style-name="T6">Tennis</text:span> - I play regularly with a variety of partners and am coached professionally.</text:p>
      <text:p text:style-name="P1"><text:span text:style-name="T6">Cooking</text:span><text:span text:style-name="T1"> - I love c</text:span>ooking and spend a great deal of time in the kitchen. My recipes are popular on <text:a xlink:type="simple" xlink:href="http://instagram.com/diamondoliver" text:style-name="Internet_20_link" text:visited-style-name="Visited_20_Internet_20_Link"><text:span text:style-name="T9">Instagram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1965in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1598in" fo:margin-bottom="0.2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598in" fo:margin-bottom="0.0098in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071in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in" fo:margin-bottom="0.0591in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0953in" fo:margin-bottom="0.0953in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loext:contextual-spacing="false" fo:line-height="100%" fo:text-align="start" style:justify-single-word="false" fo:orphans="0" fo:widows="0" fo:hyphenation-ladder-count="no-limit" style:border-line-width-bottom="0.0035in 0.0035in 0.0035in" fo:padding="0in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in" fo:margin-bottom="0.1181in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3.3457in" style:type="center"/>
          <style:tab-stop style:position="6.6925in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in" fo:margin-right="0in" fo:line-height="140%" fo:text-align="start" style:justify-single-word="false" fo:orphans="0" fo:widows="0" fo:hyphenation-ladder-count="no-limit" fo:text-indent="0in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02in" loext:contextual-spacing="false" fo:line-height="100%" fo:text-align="start" style:justify-single-word="false" fo:orphans="0" fo:widows="0" fo:hyphenation-ladder-count="no-limit" fo:text-indent="0in" style:auto-text-indent="false" fo:padding-left="0.1807in" fo:padding-right="0in" fo:padding-top="0in" fo:padding-bottom="0in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0.3937in" fo:margin-right="0.3937in" fo:margin-top="0in" fo:margin-bottom="0.1902in" loext:contextual-spacing="false" fo:line-height="100%" fo:text-align="end" style:justify-single-word="false" fo:orphans="0" fo:widows="0" fo:hyphenation-ladder-count="no-limit" fo:text-indent="0in" style:auto-text-indent="false" fo:padding-left="0.1807in" fo:padding-right="0.139in" fo:padding-top="0in" fo:padding-bottom="0in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1654in" fo:margin-bottom="0in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in" fo:margin-bottom="0.1965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2354in" fo:margin-right="0in" fo:line-height="100%" fo:text-align="start" style:justify-single-word="false" fo:orphans="0" fo:widows="0" fo:hyphenation-ladder-count="no-limit" fo:text-indent="-0.2354in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0.7874in" fo:margin-right="0.7874in" fo:margin-top="0in" fo:margin-bottom="0.0398in" loext:contextual-spacing="false" fo:line-height="100%" fo:text-align="center" style:justify-single-word="false" fo:orphans="0" fo:widows="0" fo:hyphenation-ladder-count="no-limit" fo:text-indent="0in" style:auto-text-indent="false" fo:padding-left="0in" fo:padding-right="0in" fo:padding-top="0.0693in" fo:padding-bottom="0.0693in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1.5752in" fo:margin-right="0in" fo:margin-top="0in" fo:margin-bottom="0.1181in" loext:contextual-spacing="false" fo:line-height="100%" fo:text-align="justify" style:justify-single-word="false" fo:orphans="0" fo:widows="0" fo:hyphenation-ladder-count="no-limit" fo:text-indent="0in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in" fo:margin-bottom="0.1181in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7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7-09-07T17:00:31.860669647</dc:date>
    <meta:editing-duration>PT8M33S</meta:editing-duration>
    <meta:editing-cycles>2</meta:editing-cycles>
    <meta:generator>LibreOffice/5.3.1.2$Linux_X86_64 LibreOffice_project/30m0$Build-2</meta:generator>
    <meta:document-statistic meta:table-count="1" meta:image-count="0" meta:object-count="0" meta:page-count="2" meta:paragraph-count="72" meta:word-count="1205" meta:character-count="7805" meta:non-whitespace-character-count="6676"/>
  </office:meta>
</office:document-meta>
</file>